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0a35" officeooo:paragraph-rsid="00060a35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 style:list-style-name="L1">
      <style:text-properties fo:color="#000000" style:font-name="Consolas" fo:font-size="10.5pt" fo:font-weight="normal" officeooo:rsid="00060a35" officeooo:paragraph-rsid="00060a35" fo:background-color="#ffffff"/>
    </style:style>
    <style:style style:name="P4" style:family="paragraph" style:parent-style-name="Standard">
      <style:paragraph-properties style:line-height-at-least="0.503cm"/>
      <style:text-properties fo:color="#000000" style:font-name="Consolas" fo:font-size="10.5pt" fo:font-weight="normal" officeooo:rsid="00060a35" fo:background-color="#ffffff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officeooo:rsid="00060a35" officeooo:paragraph-rsid="00060a35" fo:background-color="#ffffff"/>
    </style:style>
    <style:style style:name="P6" style:family="paragraph" style:parent-style-name="Standard" style:list-style-name="L2">
      <style:paragraph-properties style:line-height-at-least="0.503cm"/>
      <style:text-properties fo:color="#000000" style:font-name="Consolas" fo:font-size="10.5pt" fo:font-weight="normal" officeooo:rsid="00060a35" officeooo:paragraph-rsid="00060a35" fo:background-color="#ffffff"/>
    </style:style>
    <style:style style:name="P7" style:family="paragraph" style:parent-style-name="Standard">
      <style:paragraph-properties style:line-height-at-least="0.503cm"/>
      <style:text-properties fo:color="#000000" style:font-name="Consolas" fo:font-size="10.5pt" fo:font-weight="normal" officeooo:rsid="00060a35" officeooo:paragraph-rsid="0007ce3b" fo:background-color="#ffffff"/>
    </style:style>
    <style:style style:name="P8" style:family="paragraph" style:parent-style-name="Standard" style:list-style-name="L3">
      <style:paragraph-properties style:line-height-at-least="0.503cm"/>
      <style:text-properties fo:color="#000000" style:font-name="Consolas" fo:font-size="10.5pt" fo:font-weight="normal" officeooo:rsid="00060a35" officeooo:paragraph-rsid="00060a35" fo:background-color="#ffffff"/>
    </style:style>
    <style:style style:name="P9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10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11" style:family="paragraph" style:parent-style-name="Standard">
      <style:paragraph-properties style:line-height-at-least="0.503cm"/>
      <style:text-properties fo:color="#000000" style:font-name="Consolas" fo:font-size="10.5pt" fo:font-weight="normal" officeooo:rsid="0007ce3b" officeooo:paragraph-rsid="0007ce3b" fo:background-color="#ffffff"/>
    </style:style>
    <style:style style:name="P12" style:family="paragraph" style:parent-style-name="Standard" style:list-style-name="L4">
      <style:paragraph-properties style:line-height-at-least="0.503cm"/>
      <style:text-properties fo:color="#000000" style:font-name="Consolas" fo:font-size="10.5pt" fo:font-weight="normal" officeooo:rsid="0007ce3b" officeooo:paragraph-rsid="0007ce3b" fo:background-color="#ffffff"/>
    </style:style>
    <style:style style:name="P13" style:family="paragraph" style:parent-style-name="Standard">
      <style:paragraph-properties style:line-height-at-least="0.503cm"/>
      <style:text-properties fo:color="#d4d4d4" style:font-name="Consolas" fo:font-size="10.5pt" fo:font-weight="normal" officeooo:paragraph-rsid="00060a35" fo:background-color="#1e1e1e"/>
    </style:style>
    <style:style style:name="P14" style:family="paragraph" style:parent-style-name="Standard">
      <style:paragraph-properties style:line-height-at-least="0.503cm"/>
      <style:text-properties fo:color="#d4d4d4" style:font-name="Consolas" fo:font-size="10.5pt" fo:font-weight="normal" officeooo:rsid="0007ce3b" officeooo:paragraph-rsid="0007ce3b" fo:background-color="#1e1e1e"/>
    </style:style>
    <style:style style:name="T1" style:family="text">
      <style:text-properties officeooo:rsid="00060a35"/>
    </style:style>
    <style:style style:name="T2" style:family="text">
      <style:text-properties officeooo:rsid="0007ce3b"/>
    </style:style>
    <style:style style:name="T3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ltado Simulaçoes <text:s/>de 1000 passos :</text:p>
      <text:p text:style-name="P1"/>
      <text:p text:style-name="P1">Urna 01 :</text:p>
      <text:p text:style-name="P1"><text:s text:c="21"/>1, 1</text:p>
      <text:p text:style-name="P1"><text:tab/> <text:s text:c="8"/>0, 0</text:p>
      <text:p text:style-name="P1"/>
      <text:p text:style-name="P1">Azuis iniciais = 3 </text:p>
      <text:p text:style-name="P1">Brancas iniciais = 2</text:p>
      <text:p text:style-name="P1"/>
      <text:list xml:id="list546645876" text:style-name="L1">
        <text:list-item>
          <text:p text:style-name="P3">Simulando Urna 01: </text:p>
        </text:list-item>
      </text:list>
      <text:p text:style-name="P2">Razao bolas azuis: 0.9980099502487563</text:p>
      <text:p text:style-name="P2">Razao bolas Brancas: 0.001990049751243781</text:p>
      <text:list xml:id="list174428456715516" text:continue-numbering="true" text:style-name="L1">
        <text:list-item>
          <text:p text:style-name="P3">Simulando Urna 01: </text:p>
        </text:list-item>
      </text:list>
      <text:p text:style-name="P2">Razao bolas azuis: 0.9980099502487563</text:p>
      <text:p text:style-name="P2">Razao bolas Brancas: 0.001990049751243781</text:p>
      <text:p text:style-name="P2"/>
      <text:p text:style-name="P2"/>
      <text:p text:style-name="P5">Urna 02: </text:p>
      <text:p text:style-name="P5"><text:s text:c="9"/>1,0</text:p>
      <text:p text:style-name="P5"><text:tab/> <text:s text:c="2"/>0,1</text:p>
      <text:p text:style-name="P5">Azuis iniciais = 3</text:p>
      <text:p text:style-name="P5">Brancas iniciais = 2</text:p>
      <text:p text:style-name="P5"/>
      <text:list xml:id="list3253505121" text:style-name="L2">
        <text:list-item>
          <text:p text:style-name="P6">Simulando Urna 02: </text:p>
        </text:list-item>
      </text:list>
      <text:p text:style-name="P2">Razao bolas Azuis: 0.8487562189054726</text:p>
      <text:p text:style-name="P2">Razao bolas Brancas: 0.15124378109452735</text:p>
      <text:list xml:id="list174429441772816" text:continue-numbering="true" text:style-name="L2">
        <text:list-item>
          <text:p text:style-name="P6">Simulando Urna 02: </text:p>
        </text:list-item>
      </text:list>
      <text:p text:style-name="P2">Razao bolas Azuis: 0.2935323383084577</text:p>
      <text:p text:style-name="P2">Razao bolas Brancas: 0.7064676616915423</text:p>
      <text:list xml:id="list174428692031767" text:continue-numbering="true" text:style-name="L2">
        <text:list-item>
          <text:p text:style-name="P6">Simulando Urna 02: </text:p>
        </text:list-item>
      </text:list>
      <text:p text:style-name="P2">Razao bolas Azuis: 0.4487562189054726</text:p>
      <text:p text:style-name="P2">Razao bolas Brancas: 0.5512437810945273</text:p>
      <text:p text:style-name="P4"/>
      <text:p text:style-name="P5">Urna 03:</text:p>
      <text:p text:style-name="P5"><text:tab/><text:tab/>2,1</text:p>
      <text:p text:style-name="P5"><text:tab/><text:tab/>1,2</text:p>
      <text:p text:style-name="P5"/>
      <text:p text:style-name="P5">A<text:span text:style-name="T3">zuis iniciais = 3</text:span></text:p>
      <text:p text:style-name="P5">Brancas iniciais = 2</text:p>
      <text:p text:style-name="P5"/>
      <text:list xml:id="list438942727" text:style-name="L3">
        <text:list-item>
          <text:p text:style-name="P8">Simulando Urna 03: </text:p>
        </text:list-item>
      </text:list>
      <text:p text:style-name="P10">Razao bolas Azuis: 0.507820299500832</text:p>
      <text:p text:style-name="P10">Razao bolas Brancas: 0.49217970049916804</text:p>
      <text:list xml:id="list174427988221176" text:continue-numbering="true" text:style-name="L3">
        <text:list-item>
          <text:p text:style-name="P8">Simulando Urna 03: </text:p>
        </text:list-item>
      </text:list>
      <text:p text:style-name="P10">Razao bolas Azuis: 0.5064891846921797</text:p>
      <text:p text:style-name="P10">Razao bolas Brancas: 0.4935108153078203</text:p>
      <text:list xml:id="list174429282047041" text:continue-numbering="true" text:style-name="L3">
        <text:list-item>
          <text:p text:style-name="P8">Simulando Urna 03: </text:p>
        </text:list-item>
      </text:list>
      <text:p text:style-name="P10">Razao bolas Azuis: 0.5011647254575707</text:p>
      <text:p text:style-name="P10">Razao bolas Brancas: 0.49883527454242926</text:p>
      <text:p text:style-name="P13"/>
      <text:p text:style-name="P14"/>
      <text:p text:style-name="P14"><text:soft-page-break/></text:p>
      <text:p text:style-name="P7">Urna 0<text:span text:style-name="T2">4</text:span>:</text:p>
      <text:p text:style-name="P11"/>
      <text:p text:style-name="P11"><text:s text:c="15"/>4,8</text:p>
      <text:p text:style-name="P11"><text:tab/><text:tab/> <text:s text:c="2"/>8,4</text:p>
      <text:p text:style-name="P11">Azul = 3</text:p>
      <text:p text:style-name="P11">branca = 2</text:p>
      <text:p text:style-name="P11"/>
      <text:list xml:id="list762961582" text:style-name="L4">
        <text:list-item>
          <text:p text:style-name="P12">Simulando Urna 04: </text:p>
        </text:list-item>
      </text:list>
      <text:p text:style-name="P10">Razao bolas Azuis: 0.5100374843815078</text:p>
      <text:p text:style-name="P10">Razao bolas Brancas: 0.4899625156184923</text:p>
      <text:list xml:id="list174428204675645" text:continue-numbering="true" text:style-name="L4">
        <text:list-item>
          <text:p text:style-name="P12">Simulando Urna 04: </text:p>
        </text:list-item>
      </text:list>
      <text:p text:style-name="P10">Razao bolas Azuis: 0.49837567680133277</text:p>
      <text:p text:style-name="P10">Razao bolas Brancas: 0.5016243231986672</text:p>
      <text:list xml:id="list174427642151257" text:continue-numbering="true" text:style-name="L4">
        <text:list-item>
          <text:p text:style-name="P12">Simulando Urna 04: </text:p>
        </text:list-item>
      </text:list>
      <text:p text:style-name="P10">Razao bolas Azuis: 0.5083715118700541</text:p>
      <text:p text:style-name="P10">Razao bolas Brancas: 0.49162848812994586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15:34:01.905000000</meta:creation-date>
    <dc:date>2020-07-28T17:44:26.826000000</dc:date>
    <meta:editing-duration>PT15M48S</meta:editing-duration>
    <meta:editing-cycles>2</meta:editing-cycles>
    <meta:generator>LibreOffice/6.4.1.2$Windows_X86_64 LibreOffice_project/4d224e95b98b138af42a64d84056446d09082932</meta:generator>
    <meta:document-statistic meta:table-count="0" meta:image-count="0" meta:object-count="0" meta:page-count="2" meta:paragraph-count="54" meta:word-count="187" meta:character-count="1374" meta:non-whitespace-character-count="1170"/>
  </office:meta>
</office:document-meta>
</file>